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Ultrafine_20_Dashed" svg:stroke-width="0.05cm" draw:marker-start-width="0.125cm" draw:marker-end-width="0.12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stroke-dash="Ultrafine_20_Dashed" svg:stroke-width="0.1cm" svg:stroke-color="#000000" draw:fill="none" draw:fill-color="#ffffff" draw:textarea-horizontal-align="left" draw:auto-grow-height="true" draw:auto-grow-width="false" fo:min-height="0cm" fo:min-width="4.73cm" fo:padding-top="0.175cm" fo:padding-bottom="0.175cm" fo:padding-left="0.3cm" fo:padding-right="0.3cm"/>
    </style:style>
    <style:style style:name="gr7" style:family="graphic" style:parent-style-name="standard">
      <style:graphic-properties draw:stroke="solid" draw:stroke-dash="Ultrafine_20_Dashed" svg:stroke-width="0.05cm" svg:stroke-color="#000000" draw:marker-start-width="0.125cm" draw:marker-end-width="0.12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stroke-dash="Ultrafine_20_Dashed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9" style:family="graphic" style:parent-style-name="objectwithoutfill">
      <style:graphic-properties draw:stroke="solid" draw:stroke-dash="Ultrafine_20_Dashed" svg:stroke-width="0.05cm" draw:marker-start-width="0.125cm" draw:marker-end-width="0.125cm" draw:fill="none" draw:fill-color="#ffffff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Ultrafine_20_Dashed" svg:stroke-width="0.05cm" draw:marker-start-width="0.125cm" draw:marker-end-width="0.125cm" draw:fill="none" draw:fill-color="#ffffff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cm" svg:height="12.6cm" svg:x="1.8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cm" svg:height="1.5cm" svg:x="4.95cm" svg:y="8cm">
          <text:p text:style-name="P1">Search</text:p>
          <text:p text:style-name="P1">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1cm" svg:height="1.5cm" svg:x="4.95cm" svg:y="5.8cm">
          <text:p text:style-name="P1">Watch Textbook </text:p>
          <text:p text:style-name="P1">Less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5cm" svg:height="0.9cm" svg:x="5.25cm" svg:y="1.6cm">
          <text:p text:style-name="P1">Student_home</text:p>
          <draw:enhanced-geometry svg:viewBox="0 0 21600 21600" draw:type="rectangle" draw:enhanced-path="M 0 0 L 21600 0 21600 21600 0 21600 0 0 Z N"/>
        </draw:custom-shape>
        <draw:frame draw:style-name="gr4" draw:layer="layout" svg:width="8.13cm" svg:height="1.673cm" svg:x="3.385cm" svg:y="3.2cm">
          <draw:text-box>
            <text:p>Watch lectures, Search, or </text:p>
            <text:p>Explore the library</text:p>
          </draw:text-box>
        </draw:frame>
        <draw:custom-shape draw:style-name="gr2" draw:text-style-name="P1" draw:layer="layout" svg:width="5.1cm" svg:height="1.5cm" svg:x="4.95cm" svg:y="10.099cm">
          <text:p text:style-name="P1">Explore</text:p>
          <text:p text:style-name="P1">Video Less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0.1cm" svg:y1="6.9cm" svg:x2="13.5cm" svg:y2="5.8cm">
          <text:p/>
        </draw:line>
        <draw:frame draw:style-name="gr6" draw:layer="layout" svg:width="6.4cm" svg:height="1.062cm" svg:x="13.4cm" svg:y="5.1cm">
          <draw:text-box>
            <text:p><text:span text:style-name="T1">(Select_board)</text:span> </text:p>
          </draw:text-box>
        </draw:frame>
        <draw:g>
          <draw:custom-shape draw:style-name="gr7" draw:text-style-name="P1" draw:layer="layout" svg:width="11.4cm" svg:height="1cm" svg:x="1.8cm" svg:y="14.112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1.732cm" svg:height="0.825cm" svg:x="1.7cm" svg:y="14.2cm">
            <draw:text-box>
              <text:p><text:span text:style-name="T2">Home</text:span></text:p>
            </draw:text-box>
          </draw:frame>
          <draw:line draw:style-name="gr9" draw:text-style-name="P1" draw:layer="layout" svg:x1="3.4cm" svg:y1="14.2cm" svg:x2="3.4cm" svg:y2="15.1cm">
            <text:p/>
          </draw:line>
        </draw:g>
        <draw:line draw:style-name="gr10" draw:text-style-name="P1" draw:layer="layout" svg:x1="2.4cm" svg:y1="14.8cm" svg:x2="3.8cm" svg:y2="17.6cm">
          <text:p/>
        </draw:line>
        <draw:frame draw:style-name="gr8" draw:layer="layout" svg:width="4.721cm" svg:height="1.062cm" svg:x="3.9cm" svg:y="17.5cm">
          <draw:text-box>
            <text:p>Student_home</text:p>
          </draw:text-box>
        </draw:frame>
        <draw:line draw:style-name="gr5" draw:text-style-name="P1" draw:layer="layout" svg:x1="10.075cm" svg:y1="8.675cm" svg:x2="14.6cm" svg:y2="7.9cm">
          <text:p/>
        </draw:line>
        <draw:line draw:style-name="gr5" draw:text-style-name="P1" draw:layer="layout" svg:x1="10.051cm" svg:y1="10.951cm" svg:x2="14.9cm" svg:y2="10.7cm">
          <text:p/>
        </draw:line>
        <draw:frame draw:style-name="gr6" draw:layer="layout" svg:width="6.4cm" svg:height="1.062cm" svg:x="14.1cm" svg:y="7.1cm">
          <draw:text-box>
            <text:p><text:span text:style-name="T1">(Student_search)</text:span> </text:p>
          </draw:text-box>
        </draw:frame>
        <draw:frame draw:style-name="gr6" draw:layer="layout" svg:width="6.4cm" svg:height="1.062cm" svg:x="14.5cm" svg:y="10.5cm">
          <draw:text-box>
            <text:p><text:span text:style-name="T1">(visitor_explore)</text:span>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qazi </meta:initial-creator>
    <meta:creation-date>2015-08-17T14:43:21.189866576</meta:creation-date>
    <dc:date>2015-08-17T21:03:16</dc:date>
    <dc:creator>Qazi </dc:creator>
    <meta:editing-duration>PT44M12S</meta:editing-duration>
    <meta:editing-cycles>8</meta:editing-cycles>
    <meta:generator>LibreOffice/3.5$Linux_x86 LibreOffice_project/350m1$Build-2</meta:generator>
    <meta:document-statistic meta:object-count="18"/>
  </office:meta>
</office:document-meta>
</file>